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 2010 - THRESHOLDED</text:p>
      <text:p text:style-name="Standard"/>
      <text:p text:style-name="Standard">match <text:s/>1 :</text:p>
      <text:p text:style-name="Standard">canonical correlation: <text:s/>0.953327098441627</text:p>
      <text:p text:style-name="Standard">canonical root: <text:s/>0.908832556623131</text:p>
      <text:p text:style-name="Standard">shared variance X: <text:s/>0.208687058274664</text:p>
      <text:p text:style-name="Standard">shared variance Y: <text:s/>0.633558059658465</text:p>
      <text:p text:style-name="Standard">redundancy index X: <text:s/>0.189661592705924</text:p>
      <text:p text:style-name="Standard">redundancy index Y: <text:s/>0.575798191128593</text:p>
      <text:p text:style-name="Standard">"x"</text:p>
      <text:p text:style-name="Standard">"OPENK" 0.274722249613738</text:p>
      <text:p text:style-name="Standard">"BCA" 0.139809159906533</text:p>
      <text:p text:style-name="Standard">"KG" 0.118247492032184</text:p>
      <text:p text:style-name="Standard">"BCAperRGDPL" 0.105933696580599</text:p>
      <text:p text:style-name="Standard">"KI" 0.0440608748088896</text:p>
      <text:p text:style-name="Standard">"KC" -0.0953250014316045</text:p>
      <text:p text:style-name="Standard">"KIxRGDPL" -0.112330200303473</text:p>
      <text:p text:style-name="Standard">"XRAT" -0.126296453891543</text:p>
      <text:p text:style-name="Standard">"RGDPL2" -0.182252024752187</text:p>
      <text:p text:style-name="Standard">"RGDPL" -0.182476235519111</text:p>
      <text:p text:style-name="Standard">"RGDPCH" -0.182558811315774</text:p>
      <text:p text:style-name="Standard">"KGxRGDPL" -0.189488339280815</text:p>
      <text:p text:style-name="Standard">"KCxRGDPL" -0.319117252341567</text:p>
      <text:p text:style-name="Standard">"KCxRGDPLxPOP" -0.629778310623922</text:p>
      <text:p text:style-name="Standard">"KGxRGDPLxPOP" -0.646982350963038</text:p>
      <text:p text:style-name="Standard">"RGDPL2xPOP" -0.64957055514868</text:p>
      <text:p text:style-name="Standard">"RGDPLxPOP" -0.650988932174992</text:p>
      <text:p text:style-name="Standard">"RGDPCHxPOP" -0.651054210129601</text:p>
      <text:p text:style-name="Standard">"KIxRGDPLxPOP" -0.658233491520383</text:p>
      <text:p text:style-name="Standard">"LE" -0.721165742060013</text:p>
      <text:p text:style-name="Standard">"POP" -0.739818870090536</text:p>
      <text:p text:style-name="Standard">-----</text:p>
      <text:p text:style-name="Standard">"x"</text:p>
      <text:p text:style-name="Standard">"sig_20" -0.537437662432256</text:p>
      <text:p text:style-name="Standard">"sig_29" -0.651578742296616</text:p>
      <text:p text:style-name="Standard">"sig_15" -0.671369091283353</text:p>
      <text:p text:style-name="Standard">"sig_25" -0.701884603403619</text:p>
      <text:p text:style-name="Standard">"sig_16" -0.703829503229453</text:p>
      <text:p text:style-name="Standard">"sig_12" -0.707709242199816</text:p>
      <text:p text:style-name="Standard">"sig_19" -0.713737896030003</text:p>
      <text:p text:style-name="Standard">"sig_10" -0.728451080501398</text:p>
      <text:p text:style-name="Standard">"sig_8" -0.734098664268149</text:p>
      <text:p text:style-name="Standard">"sig_21" -0.738486909688199</text:p>
      <text:p text:style-name="Standard">"sig_13" -0.738951935765907</text:p>
      <text:p text:style-name="Standard">"sig_5" -0.746100971923378</text:p>
      <text:p text:style-name="Standard">"sig_9" -0.752406845972393</text:p>
      <text:p text:style-name="Standard">"sig_23" -0.752449497133638</text:p>
      <text:p text:style-name="Standard">"sig_28" -0.753332930785016</text:p>
      <text:p text:style-name="Standard">"sig_18" -0.762230011743091</text:p>
      <text:p text:style-name="Standard">"sig_27" -0.765866036415477</text:p>
      <text:p text:style-name="Standard">"sig_26" -0.773913118272594</text:p>
      <text:p text:style-name="Standard">"sig_24" -0.786492724571207</text:p>
      <text:p text:style-name="Standard"><text:soft-page-break/>"sig_11" -0.789420239073306</text:p>
      <text:p text:style-name="Standard">"sig_3" -0.79656802648779</text:p>
      <text:p text:style-name="Standard">"sig_14" -0.799055264265496</text:p>
      <text:p text:style-name="Standard">"sig_17" -0.803822964234143</text:p>
      <text:p text:style-name="Standard">"sig_2" -0.814044727289928</text:p>
      <text:p text:style-name="Standard">"sig_22" -0.827536488187623</text:p>
      <text:p text:style-name="Standard">"sig_7" -0.827753988611888</text:p>
      <text:p text:style-name="Standard">"sig_6" -0.830348760300893</text:p>
      <text:p text:style-name="Standard">"sig_4" -0.839742720894634</text:p>
      <text:p text:style-name="Standard">"sig_1" -0.873844585593815</text:p>
      <text:p text:style-name="Standard"/>
      <text:p text:style-name="Standard"/>
      <text:p text:style-name="P1">MINERALS AND FUELS THRESHOLDED 85%</text:p>
      <text:p text:style-name="Standard"/>
      <text:p text:style-name="Standard">match <text:s/>1 :</text:p>
      <text:p text:style-name="Standard">canonical correlation: <text:s/>0.983972650302985</text:p>
      <text:p text:style-name="Standard">canonical root: <text:s/>0.968202176544281</text:p>
      <text:p text:style-name="Standard">shared variance X: <text:s/>0.405201029073595</text:p>
      <text:p text:style-name="Standard">shared variance Y: <text:s/>0.605033679044614</text:p>
      <text:p text:style-name="Standard">redundancy index X: <text:s/>0.392316518287037</text:p>
      <text:p text:style-name="Standard">redundancy index Y: <text:s/>0.585794924933589</text:p>
      <text:p text:style-name="Standard">"x"</text:p>
      <text:p text:style-name="Standard">"BCA" 0.726958610635175</text:p>
      <text:p text:style-name="Standard">"BCAperRGDPL" 0.689100876328437</text:p>
      <text:p text:style-name="Standard">"OPENK" 0.16404016578389</text:p>
      <text:p text:style-name="Standard">"KI" 0.0795655203210081</text:p>
      <text:p text:style-name="Standard">"KG" 0.0210343520892627</text:p>
      <text:p text:style-name="Standard">"XRAT" -0.0165895073573672</text:p>
      <text:p text:style-name="Standard">"KIxRGDPL" -0.118343173853263</text:p>
      <text:p text:style-name="Standard">"KC" -0.14513670785076</text:p>
      <text:p text:style-name="Standard">"RGDPCH" -0.210517728608589</text:p>
      <text:p text:style-name="Standard">"RGDPL" -0.21076126998762</text:p>
      <text:p text:style-name="Standard">"RGDPL2" -0.214754626239511</text:p>
      <text:p text:style-name="Standard">"KGxRGDPL" -0.247348263862032</text:p>
      <text:p text:style-name="Standard">"KCxRGDPL" -0.361457034751306</text:p>
      <text:p text:style-name="Standard">"LE" -0.886034057934638</text:p>
      <text:p text:style-name="Standard">"POP" -0.886219417253929</text:p>
      <text:p text:style-name="Standard">"KIxRGDPLxPOP" -0.901984609697907</text:p>
      <text:p text:style-name="Standard">"KGxRGDPLxPOP" -0.939533422057292</text:p>
      <text:p text:style-name="Standard">"RGDPCHxPOP" -0.942067987059693</text:p>
      <text:p text:style-name="Standard">"RGDPLxPOP" -0.942128294634753</text:p>
      <text:p text:style-name="Standard">"RGDPL2xPOP" -0.943150560725458</text:p>
      <text:p text:style-name="Standard">"KCxRGDPLxPOP" -0.953010782462408</text:p>
      <text:p text:style-name="Standard">-----</text:p>
      <text:p text:style-name="Standard">"x"</text:p>
      <text:p text:style-name="Standard">"sig_22" -0.487121856838281</text:p>
      <text:p text:style-name="Standard">"sig_29" -0.492653862684828</text:p>
      <text:p text:style-name="Standard">"sig_28" -0.501586263664985</text:p>
      <text:p text:style-name="Standard">"sig_27" -0.523496427536489</text:p>
      <text:p text:style-name="Standard">"sig_8" -0.575806527037543</text:p>
      <text:p text:style-name="Standard">"sig_26" -0.5812244642434</text:p>
      <text:p text:style-name="Standard">"sig_24" -0.591543687940098</text:p>
      <text:p text:style-name="Standard"><text:soft-page-break/>"sig_7" -0.599842272364294</text:p>
      <text:p text:style-name="Standard">"sig_2" -0.638813080638176</text:p>
      <text:p text:style-name="Standard">"sig_11" -0.640329812446026</text:p>
      <text:p text:style-name="Standard">"sig_17" -0.695285646586573</text:p>
      <text:p text:style-name="Standard">"sig_4" -0.754398070591504</text:p>
      <text:p text:style-name="Standard">"sig_14" -0.774629081965913</text:p>
      <text:p text:style-name="Standard">"sig_20" -0.79606118746841</text:p>
      <text:p text:style-name="Standard">"sig_1" -0.805015992315272</text:p>
      <text:p text:style-name="Standard">"sig_15" -0.807552585403392</text:p>
      <text:p text:style-name="Standard">"sig_6" -0.817359113130155</text:p>
      <text:p text:style-name="Standard">"sig_23" -0.825937391772928</text:p>
      <text:p text:style-name="Standard">"sig_25" -0.840537893291764</text:p>
      <text:p text:style-name="Standard">"sig_5" -0.85803154893196</text:p>
      <text:p text:style-name="Standard">"sig_21" -0.871015293085414</text:p>
      <text:p text:style-name="Standard">"sig_12" -0.875858281945372</text:p>
      <text:p text:style-name="Standard">"sig_18" -0.88344150202026</text:p>
      <text:p text:style-name="Standard">"sig_16" -0.897574373318424</text:p>
      <text:p text:style-name="Standard">"sig_19" -0.908606571987968</text:p>
      <text:p text:style-name="Standard">"sig_10" -0.912288248250433</text:p>
      <text:p text:style-name="Standard">"sig_9" -0.923085620097494</text:p>
      <text:p text:style-name="Standard">"sig_13" -0.944209173027654</text:p>
      <text:p text:style-name="Standard">"sig_3" -0.944660443237226</text:p>
      <text:p text:style-name="Standard"/>
      <text:p text:style-name="Standard"/>
      <text:p text:style-name="Standard"/>
      <text:p text:style-name="P1">FOOD AND LIVE ANIMALS THRESHOLDED 85%</text:p>
      <text:p text:style-name="Standard"/>
      <text:p text:style-name="Standard"/>
      <text:p text:style-name="Standard">match <text:s/>1 :</text:p>
      <text:p text:style-name="Standard">canonical correlation: <text:s/>0.954399648341325</text:p>
      <text:p text:style-name="Standard">canonical root: <text:s/>0.910878688754044</text:p>
      <text:p text:style-name="Standard">shared variance X: <text:s/>0.396846078090283</text:p>
      <text:p text:style-name="Standard">shared variance Y: <text:s/>0.733598076908599</text:p>
      <text:p text:style-name="Standard">redundancy index X: <text:s/>0.361478635248062</text:p>
      <text:p text:style-name="Standard">redundancy index Y: <text:s/>0.668218854366994</text:p>
      <text:p text:style-name="Standard">"x"</text:p>
      <text:p text:style-name="Standard">"BCA" 0.547689925367287</text:p>
      <text:p text:style-name="Standard">"BCAperRGDPL" 0.500823424204372</text:p>
      <text:p text:style-name="Standard">"OPENK" 0.243606879775848</text:p>
      <text:p text:style-name="Standard">"KI" 0.209884267951759</text:p>
      <text:p text:style-name="Standard">"XRAT" 0.0876948527194767</text:p>
      <text:p text:style-name="Standard">"KG" 0.0420562847345331</text:p>
      <text:p text:style-name="Standard">"KIxRGDPL" -0.0774842616818641</text:p>
      <text:p text:style-name="Standard">"RGDPCH" -0.234305220143477</text:p>
      <text:p text:style-name="Standard">"RGDPL2" -0.234389990949325</text:p>
      <text:p text:style-name="Standard">"RGDPL" -0.234688375359368</text:p>
      <text:p text:style-name="Standard">"KC" -0.238514937772196</text:p>
      <text:p text:style-name="Standard">"KGxRGDPL" -0.266611376955364</text:p>
      <text:p text:style-name="Standard">"KCxRGDPL" -0.420546719870103</text:p>
      <text:p text:style-name="Standard">"KIxRGDPLxPOP" -0.871656464696992</text:p>
      <text:p text:style-name="Standard">"LE" -0.877434636132884</text:p>
      <text:p text:style-name="Standard">"POP" -0.881642665100747</text:p>
      <text:p text:style-name="Standard"><text:soft-page-break/>"KGxRGDPLxPOP" -0.902330822089951</text:p>
      <text:p text:style-name="Standard">"RGDPLxPOP" -0.911676654572702</text:p>
      <text:p text:style-name="Standard">"RGDPCHxPOP" -0.911684561314991</text:p>
      <text:p text:style-name="Standard">"RGDPL2xPOP" -0.911764842878327</text:p>
      <text:p text:style-name="Standard">"KCxRGDPLxPOP" -0.914794036209158</text:p>
      <text:p text:style-name="Standard">-----</text:p>
      <text:p text:style-name="Standard">"x"</text:p>
      <text:p text:style-name="Standard">"sig_29" -0.671790063754862</text:p>
      <text:p text:style-name="Standard">"sig_8" -0.713976480166582</text:p>
      <text:p text:style-name="Standard">"sig_11" -0.730900590190629</text:p>
      <text:p text:style-name="Standard">"sig_28" -0.736195363048568</text:p>
      <text:p text:style-name="Standard">"sig_22" -0.745558638429717</text:p>
      <text:p text:style-name="Standard">"sig_2" -0.747774924341066</text:p>
      <text:p text:style-name="Standard">"sig_26" -0.771435755698867</text:p>
      <text:p text:style-name="Standard">"sig_7" -0.77829558856049</text:p>
      <text:p text:style-name="Standard">"sig_4" -0.79224715321425</text:p>
      <text:p text:style-name="Standard">"sig_18" -0.799856338307182</text:p>
      <text:p text:style-name="Standard">"sig_14" -0.800247822501451</text:p>
      <text:p text:style-name="Standard">"sig_20" -0.808153764470226</text:p>
      <text:p text:style-name="Standard">"sig_1" -0.815825769848552</text:p>
      <text:p text:style-name="Standard">"sig_27" -0.818724701812626</text:p>
      <text:p text:style-name="Standard">"sig_17" -0.820066405090166</text:p>
      <text:p text:style-name="Standard">"sig_15" -0.823362817706525</text:p>
      <text:p text:style-name="Standard">"sig_6" -0.831293577993508</text:p>
      <text:p text:style-name="Standard">"sig_24" -0.831922078025698</text:p>
      <text:p text:style-name="Standard">"sig_23" -0.843367601079293</text:p>
      <text:p text:style-name="Standard">"sig_5" -0.858804111533208</text:p>
      <text:p text:style-name="Standard">"sig_25" -0.861070631685683</text:p>
      <text:p text:style-name="Standard">"sig_16" -0.865528129123095</text:p>
      <text:p text:style-name="Standard">"sig_10" -0.870842163452772</text:p>
      <text:p text:style-name="Standard">"sig_9" -0.874215333949769</text:p>
      <text:p text:style-name="Standard">"sig_21" -0.876291436069898</text:p>
      <text:p text:style-name="Standard">"sig_12" -0.879273272779892</text:p>
      <text:p text:style-name="Standard">"sig_3" -0.889319524129654</text:p>
      <text:p text:style-name="Standard">"sig_19" -0.892822123308914</text:p>
      <text:p text:style-name="Standard">"sig_13" -0.89652861655517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van Marinescu</meta:initial-creator>
    <meta:creation-date>2014-04-14T20:16:16</meta:creation-date>
    <dc:date>2014-04-14T20:20:06</dc:date>
    <dc:creator>Razvan Marinescu</dc:creator>
    <meta:editing-duration>P0D</meta:editing-duration>
    <meta:editing-cycles>1</meta:editing-cycles>
    <meta:document-statistic meta:table-count="0" meta:image-count="0" meta:object-count="0" meta:page-count="5" meta:paragraph-count="183" meta:word-count="399" meta:character-count="5055" meta:non-whitespace-character-count="4641"/>
    <meta:generator>LibreOffice/3.5$Linux_X86_64 LibreOffice_project/350m1$Build-2</meta:generator>
  </office:meta>
</office:document-meta>
</file>